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863" officeooo:paragraph-rsid="0001b8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</text:p>
      <text:p text:style-name="P1">stock man</text:p>
      <text:p text:style-name="P1">git init </text:p>
      <text:p text:style-name="P1">git remote add origin URL</text:p>
      <text:p text:style-name="P1">git remote -v</text:p>
      <text:p text:style-name="P1">git branch</text:p>
      <text:p text:style-name="P1">git checkout -b master</text:p>
      <text:p text:style-name="P1">git status </text:p>
      <text:p text:style-name="P1">git add - -all</text:p>
      <text:p text:style-name="P1">git commit -m “some thing”</text:p>
      <text:p text:style-name="P1">git push origin master</text:p>
      <text:p text:style-name="P1">git checkout -b sing up</text:p>
      <text:p text:style-name="P1">git status</text:p>
      <text:p text:style-name="P1">git add - -all</text:p>
      <text:p text:style-name="P1">git commit -m “sing up “</text:p>
      <text:p text:style-name="P1">git status </text:p>
      <text:p text:style-name="P1">git branch </text:p>
      <text:p text:style-name="P1">git push origin sing up</text:p>
      <text:p text:style-name="P1">git branch </text:p>
      <text:p text:style-name="P1">git checkout master</text:p>
      <text:p text:style-name="P1">git pull origin mas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00:17:45.253009809</meta:creation-date>
    <dc:date>2024-08-10T00:27:04.979302882</dc:date>
    <meta:editing-duration>PT9M21S</meta:editing-duration>
    <meta:editing-cycles>1</meta:editing-cycles>
    <meta:document-statistic meta:table-count="0" meta:image-count="0" meta:object-count="0" meta:page-count="1" meta:paragraph-count="21" meta:word-count="69" meta:character-count="333" meta:non-whitespace-character-count="280"/>
    <meta:generator>LibreOffice/7.6.7.2$Linux_X86_64 LibreOffice_project/60$Build-2</meta:generator>
  </office:meta>
</office:document-meta>
</file>